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b07" officeooo:paragraph-rsid="001deb07"/>
    </style:style>
    <style:style style:name="P2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2a191" officeooo:paragraph-rsid="001deb07"/>
    </style:style>
    <style:style style:name="P3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deb07" officeooo:paragraph-rsid="001deb07"/>
    </style:style>
    <style:style style:name="P4" style:family="paragraph" style:parent-style-name="Standard">
      <style:text-properties officeooo:paragraph-rsid="001deb07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12a191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1deb07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27357b"/>
    </style:style>
    <style:style style:name="T5" style:family="text">
      <style:text-properties officeooo:rsid="002735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t{</text:p>
      <text:p text:style-name="P1"><text:span text:style-name="T2">appearance:</text:span><text:span text:style-name="T1">none;</text:span></text:p>
      <text:p text:style-name="P3">background-image:url(“../asssets”);</text:p>
      <text:p text:style-name="P3">}</text:p>
      <text:p text:style-name="P4"><text:span text:style-name="T3">để </text:span><text:span text:style-name="T4">bỏ option mặc định ta sử dụng <text:s/></text:span>pointer-events: none; để <text:span text:style-name="T5">bỏ đối tượng đầu tiên không cho ch</text:span></text:p>
      <text:p text:style-name="P3">ọ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2-02T11:18:14.477670782</dc:date>
    <meta:editing-duration>PT1H42M46S</meta:editing-duration>
    <meta:editing-cycles>7</meta:editing-cycles>
    <meta:generator>LibreOffice/6.2.8.2$Linux_X86_64 LibreOffice_project/20$Build-2</meta:generator>
    <meta:document-statistic meta:table-count="0" meta:image-count="0" meta:object-count="0" meta:page-count="1" meta:paragraph-count="6" meta:word-count="24" meta:character-count="154" meta:non-whitespace-character-count="135"/>
  </office:meta>
</office:document-meta>
</file>